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050000037ED64CC2D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44139" officeooo:paragraph-rsid="00044139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HAT you get when you type google.com on your browser ???</text:p>
      <text:p text:style-name="P1"/>
      <text:p text:style-name="P1"/>
      <text:p text:style-name="P1"><draw:frame draw:style-name="fr1" draw:name="Image1" text:anchor-type="char" svg:width="17cm" svg:height="19.66cm" draw:z-index="0"><draw:image xlink:href="Pictures/10000001000003050000037ED64CC2D4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28T22:58:42.469629503</meta:creation-date>
    <dc:date>2025-09-28T22:59:32.047796480</dc:date>
    <meta:editing-duration>PT50S</meta:editing-duration>
    <meta:editing-cycles>1</meta:editing-cycles>
    <meta:document-statistic meta:table-count="0" meta:image-count="1" meta:object-count="0" meta:page-count="1" meta:paragraph-count="1" meta:word-count="11" meta:character-count="57" meta:non-whitespace-character-count="47"/>
    <meta:generator>LibreOffice/25.2.6.2$Linux_X86_64 LibreOffice_project/40d1a0e1d5bdf1afaeae24d9ece32bbb00fa66a4</meta:generator>
  </office:meta>
</office:document-meta>
</file>